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C000032CB00001773A80604B6.svm" manifest:media-type=""/>
  <manifest:file-entry manifest:full-path="Pictures/2000000C000032CB00001773A9A0DF2F.svm" manifest:media-type=""/>
  <manifest:file-entry manifest:full-path="Pictures/20000006000059D900001772F8F02EC4.svm" manifest:media-type=""/>
  <manifest:file-entry manifest:full-path="Pictures/2000000C000032CB00001B5BF98C9954.svm" manifest:media-type=""/>
  <manifest:file-entry manifest:full-path="Pictures/10000000000000200000002000309F1C.png" manifest:media-type=""/>
  <manifest:file-entry manifest:full-path="Pictures/10000201000001900000025877FC1E8C.png" manifest:media-type=""/>
  <manifest:file-entry manifest:full-path="Pictures/2000000C000032CB00001B5B8A09C2A1.svm" manifest:media-type=""/>
  <manifest:file-entry manifest:full-path="Pictures/2000000C000032CB00001773B8122CB3.svm" manifest:media-type=""/>
  <manifest:file-entry manifest:full-path="Pictures/10000200000000DC0000006E3F8C74C7.png" manifest:media-type=""/>
  <manifest:file-entry manifest:full-path="Pictures/20000006000059D900001F415203FDD8.svm" manifest:media-type=""/>
  <manifest:file-entry manifest:full-path="Pictures/2000000C00000DAF0000138B96210062.svm" manifest:media-type=""/>
  <manifest:file-entry manifest:full-path="Pictures/200000060000271200000BB993E227B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40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41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42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43" style:family="graphic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frame draw:style-name="gr28" draw:text-style-name="P1" draw:layer="layout" svg:width="23cm" svg:height="8cm" svg:x="0cm" svg:y="0cm">
          <draw:image xlink:href="Pictures/20000006000059D900001F415203FDD8.svm" xlink:type="simple" xlink:show="embed" xlink:actuate="onLoad">
            <text:p/>
          </draw:image>
        </draw:frame>
        <draw:frame draw:style-name="gr28" draw:text-style-name="P1" draw:layer="layout" svg:width="3.502cm" svg:height="5.002cm" svg:x="124.499cm" svg:y="-0.001cm">
          <draw:image xlink:href="Pictures/2000000C00000DAF0000138B96210062.svm" xlink:type="simple" xlink:show="embed" xlink:actuate="onLoad">
            <text:p/>
          </draw:image>
        </draw:frame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3cm" svg:height="6.001cm" svg:x="0cm" svg:y="64.999cm">
          <draw:image xlink:href="Pictures/20000006000059D900001772F8F02EC4.svm" xlink:type="simple" xlink:show="embed" xlink:actuate="onLoad">
            <text:p/>
          </draw:image>
        </draw:frame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frame draw:style-name="gr28" draw:text-style-name="P1" draw:layer="layout" svg:width="13.002cm" svg:height="6.002cm" svg:x="38.999cm" svg:y="64.999cm">
          <draw:image xlink:href="Pictures/2000000C000032CB00001773A80604B6.svm" xlink:type="simple" xlink:show="embed" xlink:actuate="onLoad">
            <text:p/>
          </draw:image>
        </draw:frame>
        <draw:frame draw:style-name="gr28" draw:text-style-name="P1" draw:layer="layout" svg:width="13.002cm" svg:height="6.002cm" svg:x="41.999cm" svg:y="22.999cm">
          <draw:image xlink:href="Pictures/2000000C000032CB00001773A9A0DF2F.svm" xlink:type="simple" xlink:show="embed" xlink:actuate="onLoad">
            <text:p/>
          </draw:image>
        </draw:frame>
        <draw:frame draw:style-name="gr28" draw:text-style-name="P1" draw:layer="layout" svg:width="13.002cm" svg:height="6.002cm" svg:x="41.999cm" svg:y="15.999cm">
          <draw:image xlink:href="Pictures/2000000C000032CB00001773B8122CB3.svm" xlink:type="simple" xlink:show="embed" xlink:actuate="onLoad">
            <text:p/>
          </draw:image>
        </draw:frame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73cm" svg:height="34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5cm" svg:height="3cm" svg:x="68cm" svg:y="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55cm" svg:y="4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55cm" svg:y="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55cm" svg:y="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55cm" svg:y="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64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64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73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73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82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82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91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91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100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100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109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109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118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13.002cm" svg:height="7.002cm" svg:x="53.999cm" svg:y="62.999cm">
          <draw:image xlink:href="Pictures/2000000C000032CB00001B5BF98C9954.svm" xlink:type="simple" xlink:show="embed" xlink:actuate="onLoad">
            <text:p/>
          </draw:image>
        </draw:frame>
        <draw:frame draw:style-name="gr28" draw:text-style-name="P1" draw:layer="layout" svg:width="13.002cm" svg:height="7.002cm" svg:x="113.999cm" svg:y="62.999cm">
          <draw:image xlink:href="Pictures/2000000C000032CB00001B5B8A09C2A1.svm" xlink:type="simple" xlink:show="embed" xlink:actuate="onLoad">
            <text:p/>
          </draw:image>
        </draw:frame>
        <draw:frame draw:style-name="gr28" draw:text-style-name="P1" draw:layer="layout" svg:width="10.001cm" svg:height="3cm" svg:x="95cm" svg:y="11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95cm" svg:y="15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106.001cm" svg:y="11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106.001cm" svg:y="15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117.001cm" svg:y="11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117.001cm" svg:y="15cm">
          <draw:image xlink:href="Pictures/200000060000271200000BB993E227B4.svm" xlink:type="simple" xlink:show="embed" xlink:actuate="onLoad">
            <text:p/>
          </draw:image>
        </draw:frame>
      </draw:page>
      <draw:page draw:name="Проигрыватель" draw:style-name="dp1" draw:master-page-name="Обычный">
        <draw:custom-shape draw:style-name="gr38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51.999cm" svg:height="43.999cm" svg:x="53cm" svg:y="27cm" svg:viewBox="0 0 52000 44000" svg:d="m27500 33245c801 168 1637 255 2500 255 862 0 1696-87 2496-254l2725 10170c-1664 384-3412 584-5221 584-848 0-1682-44-2500-131zm-27500 3755v-11500h19009c262 868 620 1688 1064 2447zm8133-12500c-89-818-133-1652-133-2500 0-1809 200-3556 583-5220l10171 2725c-167 799-254 1634-254 2495 0 863 87 1699 255 2500zm694-8691c431-1564 1024-3050 1763-4438l9155 5286c-302 594-552 1222-746 1878zm2255-5309c1813-3062 4356-5605 7418-7418l5285 9152c-1442 897-2654 2109-3551 3551zm15453 499c-656 194-1284 444-1878 746l-5286-9155c1388-739 2874-1332 4438-1763zm-1755-10416c1664-383 3411-583 5220-583s3557 200 5221 584l-2725 10170c-800-167-1634-254-2496-254-861 0-1696 87-2495 254zm8685 32418c1660-494 3142-1341 4368-2460l7485 7486c-2512 2398-5621 4179-9127 5146zm5075-3167c1120-1226 1967-2708 2461-4368l10172 2726c-967 3506-2749 6615-5148 9127zm2706-5338c167-799 254-1634 254-2496s-87-1696-254-2496l10170-2725c384 1664 584 3411 584 5221s-200 3557-584 5222zm-245-5961c-494-1660-1341-3143-2461-4369l7485-7485c2399 2512 4181 5621 5148 9128zm-3168-5076c-1226-1119-2708-1966-4368-2460l2726-10172c3506 967 6615 2749 9127 5147zm-37833 30541v-6000l20571-9277c758 1082 1701 2018 2791 2766l-5362 12511zm19000 0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ath draw:style-name="gr2" draw:text-style-name="P1" draw:layer="layout" svg:width="4.999cm" svg:height="6.999cm" svg:x="80.5cm" svg:y="38.5cm" svg:viewBox="0 0 5000 7000" svg:d="m5000 2500v4500h-5000v-4500zm-5000-1000v-1220c797-184 1633-280 2500-280s1703 96 2500 280v1220z">
            <text:p/>
          </draw:path>
          <draw:path draw:style-name="gr2" draw:text-style-name="P1" draw:layer="layout" svg:width="6.999cm" svg:height="4.999cm" svg:x="86.5cm" svg:y="46.5cm" svg:viewBox="0 0 7000 5000" svg:d="m4500 5000h-4500v-5000h4500zm1000-5000h1220c184 797 280 1633 280 2500s-96 1703-280 2500h-1220z">
            <text:p/>
          </draw:path>
          <draw:path draw:style-name="gr2" draw:text-style-name="P1" draw:layer="layout" svg:width="6.999cm" svg:height="4.999cm" svg:x="72.5cm" svg:y="46.5cm" svg:viewBox="0 0 7000 5000" svg:d="m2500 0h4500v5000h-4500zm-1000 5000h-1220c-184-797-280-1633-280-2500s96-1703 280-2500h1220z">
            <text:p/>
          </draw:path>
          <draw:path draw:style-name="gr2" draw:text-style-name="P1" draw:layer="layout" svg:width="4.999cm" svg:height="6.999cm" svg:x="80.5cm" svg:y="52.5cm" svg:viewBox="0 0 5000 7000" svg:d="m0 4500v-4500h5000v4500zm5000 100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</draw:g>
      </draw:page>
      <draw:page draw:name="page9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9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9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9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42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Разметка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9" draw:text-style-name="P1" draw:layer="Разметка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9" draw:text-style-name="P1" draw:layer="Разметка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28T12:33:32.539000000</dc:date>
    <meta:editing-duration>P3DT2H9M54S</meta:editing-duration>
    <meta:editing-cycles>387</meta:editing-cycles>
    <meta:generator>LibreOffice/4.1.0.4$Windows_x86 LibreOffice_project/89ea49ddacd9aa532507cbf852f2bb22b1ace28</meta:generator>
    <meta:document-statistic meta:object-count="928"/>
  </office:meta>
</office:document-meta>
</file>